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27d9" officeooo:paragraph-rsid="001627d9"/>
    </style:style>
    <style:style style:name="P2" style:family="paragraph" style:parent-style-name="Standard">
      <style:paragraph-properties fo:text-align="center" style:justify-single-word="false"/>
      <style:text-properties officeooo:rsid="001627d9" officeooo:paragraph-rsid="001627d9"/>
    </style:style>
    <style:style style:name="P3" style:family="paragraph" style:parent-style-name="Standard">
      <style:paragraph-properties fo:text-align="justify" style:justify-single-word="false"/>
      <style:text-properties officeooo:rsid="001627d9" officeooo:paragraph-rsid="001627d9"/>
    </style:style>
    <style:style style:name="P4" style:family="paragraph" style:parent-style-name="Standard">
      <style:paragraph-properties fo:text-align="justify" style:justify-single-word="false"/>
      <style:text-properties officeooo:rsid="001627d9" officeooo:paragraph-rsid="0016ed7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27d9" officeooo:paragraph-rsid="001627d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627d9" officeooo:paragraph-rsid="0019d4e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d4e5" officeooo:paragraph-rsid="0019d4e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6ed7b" officeooo:paragraph-rsid="0016ed7b"/>
    </style:style>
    <style:style style:name="P9" style:family="paragraph" style:parent-style-name="Standard">
      <style:paragraph-properties fo:text-align="justify" style:justify-single-word="false"/>
      <style:text-properties officeooo:rsid="0016ed7b" officeooo:paragraph-rsid="00184d41"/>
    </style:style>
    <style:style style:name="P10" style:family="paragraph" style:parent-style-name="Standard">
      <style:paragraph-properties fo:text-align="justify" style:justify-single-word="false"/>
      <style:text-properties officeooo:rsid="00184d41" officeooo:paragraph-rsid="00184d41"/>
    </style:style>
    <style:style style:name="P11" style:family="paragraph" style:parent-style-name="Standard">
      <style:paragraph-properties fo:text-align="justify" style:justify-single-word="false"/>
      <style:text-properties officeooo:rsid="00197025" officeooo:paragraph-rsid="00197025"/>
    </style:style>
    <style:style style:name="P12" style:family="paragraph" style:parent-style-name="Standard">
      <style:paragraph-properties fo:text-align="justify" style:justify-single-word="false"/>
      <style:text-properties officeooo:rsid="00197025" officeooo:paragraph-rsid="0019d4e5"/>
    </style:style>
    <style:style style:name="P13" style:family="paragraph" style:parent-style-name="Standard">
      <style:paragraph-properties fo:text-align="justify" style:justify-single-word="false"/>
      <style:text-properties officeooo:rsid="00197025" officeooo:paragraph-rsid="001a2272"/>
    </style:style>
    <style:style style:name="P14" style:family="paragraph" style:parent-style-name="Standard">
      <style:paragraph-properties fo:text-align="justify" style:justify-single-word="false"/>
      <style:text-properties officeooo:rsid="0019d4e5" officeooo:paragraph-rsid="0019d4e5"/>
    </style:style>
    <style:style style:name="P15" style:family="paragraph" style:parent-style-name="Standard">
      <style:paragraph-properties fo:text-align="justify" style:justify-single-word="false"/>
      <style:text-properties officeooo:rsid="001a2272" officeooo:paragraph-rsid="001a2272"/>
    </style:style>
    <style:style style:name="T1" style:family="text">
      <style:text-properties officeooo:rsid="0016ed7b"/>
    </style:style>
    <style:style style:name="T2" style:family="text">
      <style:text-properties officeooo:rsid="00184d41"/>
    </style:style>
    <style:style style:name="T3" style:family="text">
      <style:text-properties officeooo:rsid="0019557b"/>
    </style:style>
    <style:style style:name="T4" style:family="text">
      <style:text-properties officeooo:rsid="0019702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7025" style:font-style-asian="italic" style:font-style-complex="italic"/>
    </style:style>
    <style:style style:name="T7" style:family="text">
      <style:text-properties officeooo:rsid="0019d4e5"/>
    </style:style>
    <style:style style:name="T8" style:family="text">
      <style:text-properties officeooo:rsid="001a2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############################################</text:p>
      <text:p text:style-name="P1"/>
      <text:p text:style-name="P5">Script <text:span text:style-name="T7">2</text:span> :</text:p>
      <text:p text:style-name="P7">2_split_learning_and_prediction_by_ocean.R</text:p>
      <text:p text:style-name="P2"/>
      <text:p text:style-name="P2">################################################################################</text:p>
      <text:p text:style-name="P2"/>
      <text:p text:style-name="P2"/>
      <text:p text:style-name="P2"/>
      <text:p text:style-name="P3">Ce script a pour but de <text:span text:style-name="T7">séparer les données contrôlées et reconstruites de SAPHIR, CALIPSO et CloudSat en échantillons d’apprentissage et de test</text:span>. <text:span text:style-name="T4">Il est exécutable grâce au shell</text:span></text:p>
      <text:p text:style-name="P6"><text:span text:style-name="T7">2_split_learning_and_prediction_by_ocean.sh</text:span></text:p>
      <text:p text:style-name="P3"/>
      <text:p text:style-name="P12">Il prend en entrée les fichiers "CALIPSO_SAPHIR_CLOUDSAT_<text:span text:style-name="T5">YEAR</text:span>-<text:span text:style-name="T5">MONTH</text:span>_30_5_<text:span text:style-name="T5">AREA</text:span>_for_downscal.dat" qui fournit les données <text:span text:style-name="T7">contrôlées et reconstruites</text:span> des 3 satellites <text:span text:style-name="T7">obtenues grâce au script 1.</text:span></text:p>
      <text:p text:style-name="P11"/>
      <text:p text:style-name="P13">Le script créé en sortie les fichiers "<text:span text:style-name="T8">CALIPSO_SAPHIR_CLOUDSAT_</text:span><text:span text:style-name="T5">YEAR</text:span>-<text:span text:style-name="T5">MONTH</text:span>_30_5_<text:span text:style-name="T5">AREA</text:span><text:span text:style-name="T8">_for_learning.dat</text:span>" <text:span text:style-name="T8">constituant la base d’apprentissage</text:span> <text:span text:style-name="T8">à</text:span> utiliser dans le script<text:span text:style-name="T7">s</text:span> <text:span text:style-name="T7">3 et, les fichiers </text:span>"<text:span text:style-name="T8">CALIPSO_SAPHIR_CLOUDSAT_</text:span><text:span text:style-name="T5">YEAR</text:span>-<text:span text:style-name="T5">MONTH</text:span>_30_5_<text:span text:style-name="T5">AREA</text:span><text:span text:style-name="T8">_for_prediction.dat</text:span>"<text:span text:style-name="T7"> constituant la base de test à utiliser dans le 4</text:span>.</text:p>
      <text:p text:style-name="P11"/>
      <text:p text:style-name="P15"/>
      <text:p text:style-name="P3"/>
      <text:p text:style-name="P3">Les étapes sont les suivantes : </text:p>
      <text:p text:style-name="P3"/>
      <text:p text:style-name="P3">1) <text:span text:style-name="T7">Sélection aléatoires des pixels SAPHIR qui serviront à l’apprentissage.</text:span></text:p>
      <text:p text:style-name="P14">→ La base d’apprentissage représente 80 % des pixels SAPHIR du fichier <text:span text:style-name="T4">"CALIPSO_SAPHIR_CLOUDSAT_</text:span><text:span text:style-name="T6">YEAR</text:span><text:span text:style-name="T4">-</text:span><text:span text:style-name="T6">MONTH</text:span><text:span text:style-name="T4">_30_5_</text:span><text:span text:style-name="T6">AREA</text:span><text:span text:style-name="T4">_for_downscal.dat" </text:span></text:p>
      <text:p text:style-name="P3"/>
      <text:p text:style-name="P3">2) <text:span text:style-name="T7">Le reste (20%) des pixels SAPHIR constituera la base de test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6:56:44.340663587</meta:creation-date>
    <dc:date>2020-09-29T18:09:56.695482511</dc:date>
    <meta:editing-duration>PT20M20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1" meta:paragraph-count="12" meta:word-count="131" meta:character-count="1230" meta:non-whitespace-character-count="1109"/>
  </office:meta>
</office:document-meta>
</file>